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3986" officeooo:paragraph-rsid="000e3986"/>
    </style:style>
    <style:style style:name="P2" style:family="paragraph" style:parent-style-name="Standard">
      <style:text-properties officeooo:rsid="000f7da9" officeooo:paragraph-rsid="000f7da9"/>
    </style:style>
    <style:style style:name="P3" style:family="paragraph" style:parent-style-name="Standard">
      <style:text-properties officeooo:rsid="00134f42" officeooo:paragraph-rsid="00134f42"/>
    </style:style>
    <style:style style:name="P4" style:family="paragraph" style:parent-style-name="Standard">
      <style:text-properties officeooo:rsid="00142535" officeooo:paragraph-rsid="00142535"/>
    </style:style>
    <style:style style:name="P5" style:family="paragraph" style:parent-style-name="Standard">
      <style:text-properties officeooo:rsid="0014ff98" officeooo:paragraph-rsid="0014ff98"/>
    </style:style>
    <style:style style:name="P6" style:family="paragraph" style:parent-style-name="Standard">
      <style:text-properties officeooo:rsid="001e221d" officeooo:paragraph-rsid="001e221d"/>
    </style:style>
    <style:style style:name="P7" style:family="paragraph" style:parent-style-name="Standard">
      <style:text-properties officeooo:rsid="0021968e" officeooo:paragraph-rsid="0021968e"/>
    </style:style>
    <style:style style:name="P8" style:family="paragraph" style:parent-style-name="Standard">
      <style:text-properties officeooo:rsid="0022781f" officeooo:paragraph-rsid="0022781f"/>
    </style:style>
    <style:style style:name="P9" style:family="paragraph" style:parent-style-name="Standard">
      <style:text-properties officeooo:rsid="00255d4d" officeooo:paragraph-rsid="00255d4d"/>
    </style:style>
    <style:style style:name="T1" style:family="text">
      <style:text-properties officeooo:rsid="00117913"/>
    </style:style>
    <style:style style:name="T2" style:family="text">
      <style:text-properties officeooo:rsid="00142535"/>
    </style:style>
    <style:style style:name="T3" style:family="text">
      <style:text-properties officeooo:rsid="0014ff98"/>
    </style:style>
    <style:style style:name="T4" style:family="text">
      <style:text-properties officeooo:rsid="00151719"/>
    </style:style>
    <style:style style:name="T5" style:family="text">
      <style:text-properties officeooo:rsid="001613a9"/>
    </style:style>
    <style:style style:name="T6" style:family="text">
      <style:text-properties officeooo:rsid="00166a74"/>
    </style:style>
    <style:style style:name="T7" style:family="text">
      <style:text-properties officeooo:rsid="0019b8b1"/>
    </style:style>
    <style:style style:name="T8" style:family="text">
      <style:text-properties officeooo:rsid="001b15aa"/>
    </style:style>
    <style:style style:name="T9" style:family="text">
      <style:text-properties officeooo:rsid="001e6d30"/>
    </style:style>
    <style:style style:name="T10" style:family="text">
      <style:text-properties officeooo:rsid="0021968e"/>
    </style:style>
    <style:style style:name="T11" style:family="text">
      <style:text-properties officeooo:rsid="002473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 functions:</text:p>
      <text:p text:style-name="P3"><text:span text:style-name="T2">S</text:span>ystem interface should scale to resolution from 720p to 1080p in 16:9 and 16:10 and 3:2</text:p>
      <text:p text:style-name="P4">System should play sound from in loaded sounds.</text:p>
      <text:p text:style-name="P4">System Should have an bakload of sound that's can be loaded.</text:p>
      <text:p text:style-name="P4">System should have tabs for several sound panels</text:p>
      <text:p text:style-name="P4">system should be easy to use with touch screen.</text:p>
      <text:p text:style-name="P4">System should have keyboard shortcut <text:span text:style-name="T3">for playing sounds.</text:span></text:p>
      <text:p text:style-name="P5">System be able to show all sounds in the sfx folder.</text:p>
      <text:p text:style-name="P5"/>
      <text:p text:style-name="P9">FileFormats thats should be supported:</text:p>
      <text:p text:style-name="P9">.Wave</text:p>
      <text:p text:style-name="P9">.MP3</text:p>
      <text:p text:style-name="P9">.Flak</text:p>
      <text:p text:style-name="P1"/>
      <text:p text:style-name="P1">System requirements and targets:</text:p>
      <text:p text:style-name="P1">Modern Webb Browser. (Mozilla Firefox and Google Chrome) <text:span text:style-name="T5">(I</text:span><text:span text:style-name="T7">E</text:span><text:span text:style-name="T5"> and </text:span><text:span text:style-name="T8">E</text:span><text:span text:style-name="T5">dge is not planed to be used / test)</text:span></text:p>
      <text:p text:style-name="P1"><text:span text:style-name="T11">Reasonable</text:span> input speed to audio playback.</text:p>
      <text:p text:style-name="P1">Max <text:span text:style-name="T1">5</text:span>00mb of ram consumption <text:span text:style-name="T9">for website.</text:span></text:p>
      <text:p text:style-name="P2"><text:span text:style-name="T10">CPU: </text:span>Max load on an <text:span text:style-name="T6">I</text:span>ntel m5 should be less than 10%</text:p>
      <text:p text:style-name="P6">GPU: capable to run modern websites.</text:p>
      <text:p text:style-name="P7">Audio: <text:span text:style-name="T4">Minimum is stereo.</text:span></text:p>
      <text:p text:style-name="P7"/>
      <text:p text:style-name="P8">Input: Best for touchscreens but should be capable to run with mouse and keyboar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9T00:26:28.775000000</dc:date>
    <meta:editing-duration>PT14M15S</meta:editing-duration>
    <meta:editing-cycles>25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0" meta:word-count="153" meta:character-count="878" meta:non-whitespace-character-count="745"/>
  </office:meta>
</office:document-meta>
</file>